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fo:font-size="12pt" style:font-size-asian="12pt" style:font-size-complex="12pt"/>
    </style:style>
    <style:style style:name="P6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218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Working Title: </text:span><text:span text:style-name="T2">Combining partial Jacobian computation and preconditioning:</text:span></text:p>
      <text:p text:style-name="P3">New heuristics, educational modules, and applications</text:p>
      <text:p text:style-name="P1"/>
      <text:p text:style-name="P1"><text:span text:style-name="T1">Author: </text:span><text:span text:style-name="T2">Mohammad Ali Rostami, Friedrich Schiller University Jena</text:span></text:p>
      <text:p text:style-name="P1"/>
      <text:p text:style-name="P4">Reviewers: </text:p>
      <text:p text:style-name="P3">Prof. Martin Bücker, Friedrich Schiller University Jena</text:p>
      <text:p text:style-name="P3">Prof. Trond Steihaug, University of Bergen</text:p>
      <text:p text:style-name="P1"/>
      <text:p text:style-name="P1"><text:span text:style-name="T1">Date:</text:span><text:span text:style-name="T2"> To be submitted at </text:span><text:span text:style-name="T3">January/February</text:span><text:span text:style-name="T2"> 2017</text:span></text:p>
      <text:p text:style-name="P1"/>
      <text:p text:style-name="P1"/>
      <text:p text:style-name="P4">Short Thesis Structure</text:p>
      <text:list xml:id="list6675359449525800311" text:style-name="WWNum1">
        <text:list-item>
          <text:p text:style-name="P5">Introduction</text:p>
        </text:list-item>
        <text:list-item>
          <text:p text:style-name="P5">Know graph formulations and problems needed in this thesis</text:p>
          <text:list>
            <text:list-item>
              <text:p text:style-name="P6">Full and partial coloring</text:p>
            </text:list-item>
            <text:list-item>
              <text:p text:style-name="P6">Sparsification</text:p>
            </text:list-item>
            <text:list-item>
              <text:p text:style-name="P6">ILU preconditioning + partial coloring (Lülfesmann)</text:p>
            </text:list-item>
          </text:list>
        </text:list-item>
        <text:list-item>
          <text:p text:style-name="P5">New coloring heuristics targeting preconditioning</text:p>
          <text:list>
            <text:list-item>
              <text:p text:style-name="P6">New algorithms</text:p>
            </text:list-item>
            <text:list-item>
              <text:p text:style-name="P6">Applications in geoscience</text:p>
            </text:list-item>
            <text:list-item>
              <text:p text:style-name="P6">Software implementation</text:p>
            </text:list-item>
          </text:list>
        </text:list-item>
        <text:list-item>
          <text:p text:style-name="P5">Interactive educational modules</text:p>
          <text:list>
            <text:list-item>
              <text:p text:style-name="P6">Full and partial coloring</text:p>
            </text:list-item>
            <text:list-item>
              <text:p text:style-name="P6">Nested dissection ordering</text:p>
            </text:list-item>
            <text:list-item>
              <text:p text:style-name="P6">Others</text:p>
            </text:list-item>
          </text:list>
        </text:list-item>
        <text:list-item>
          <text:p text:style-name="P5">Conclusions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13T09:12:30.077252575</dc:date>
    <meta:editing-duration>PT14S</meta:editing-duration>
    <meta:editing-cycles>1</meta:editing-cycles>
    <meta:document-statistic meta:table-count="0" meta:image-count="0" meta:object-count="0" meta:page-count="1" meta:paragraph-count="22" meta:word-count="105" meta:character-count="752" meta:non-whitespace-character-count="682"/>
  </office:meta>
</office:document-meta>
</file>